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1004"/>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 NMD442 snow plow project</text:p>
          </table:table-cell>
          <table:table-cell table:number-columns-repeated="1015"/>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5" calcext:value-type="float">
            <text:p>15</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5" calcext:value-type="float">
            <text:p>15</text:p>
          </table:table-cell>
          <table:table-cell table:formula="of:=SUM([.E2:.E9])" office:value-type="float" office:value="33" calcext:value-type="float">
            <text:p>33</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6" calcext:value-type="float">
            <text:p>466</text:p>
          </table:table-cell>
          <table:table-cell table:formula="of:=SUM([.D12:.I12])" office:value-type="float" office:value="262" calcext:value-type="float">
            <text:p>26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8" calcext:value-type="float">
            <text:p>38</text:p>
          </table:table-cell>
          <table:table-cell table:formula="of:=SUM([.E2:.E10])" office:value-type="float" office:value="58" calcext:value-type="float">
            <text:p>58</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3" calcext:value-type="float">
            <text:p>653</text:p>
          </table:table-cell>
          <table:table-cell table:formula="of:=SUM([.D13:.I13])" office:value-type="float" office:value="405" calcext:value-type="float">
            <text:p>40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875" calcext:value-type="float">
            <text:p>1.875</text:p>
          </table:table-cell>
          <table:table-cell table:formula="of:=([.E12]/[.E15])" office:value-type="float" office:value="4.125" calcext:value-type="float">
            <text:p>4.1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833333333333" calcext:value-type="float">
            <text:p>182.833333333333</text:p>
          </table:table-cell>
          <table:table-cell table:formula="of:=SUM([.D16:.I16])" office:value-type="float" office:value="23.8333333333333" calcext:value-type="float">
            <text:p>23.8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75" calcext:value-type="float">
            <text:p>4.75</text:p>
          </table:table-cell>
          <table:table-cell table:formula="of:=([.E13]/[.E15])" office:value-type="float" office:value="7.25" calcext:value-type="float">
            <text:p>7.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1.25" calcext:value-type="float">
            <text:p>231.25</text:p>
          </table:table-cell>
          <table:table-cell table:formula="of:=SUM([.D17:.I17])" office:value-type="float" office:value="37.75" calcext:value-type="float">
            <text:p>37.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8">00/00/0000</text:date>, <text:time style:data-style-name="N2" text:time-value="03:32:17.24285703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8T03:33:45.339826243</dc:date>
    <meta:creation-date>2016-09-05T22:47:24Z</meta:creation-date>
    <meta:editing-cycles>1363</meta:editing-cycles>
    <meta:editing-duration>P27DT19H20M48S</meta:editing-duration>
    <meta:generator>LibreOffice/5.2.7.2$Linux_X86_64 LibreOffice_project/20m0$Build-2</meta:generator>
    <meta:document-statistic meta:table-count="4" meta:cell-count="4090" meta:object-count="0"/>
  </office:meta>
</office:document-meta>
</file>